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c8e7" officeooo:paragraph-rsid="0001c8e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1c8e7" officeooo:paragraph-rsid="0001c8e7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1c8e7" officeooo:paragraph-rsid="0001c8e7" style:font-weight-asian="normal" style:font-weight-complex="normal"/>
    </style:style>
    <style:style style:name="T1" style:family="text">
      <style:text-properties officeooo:rsid="00029f46"/>
    </style:style>
    <style:style style:name="T2" style:family="text">
      <style:text-properties officeooo:rsid="00037e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OC BY NOAH</text:p>
      <text:p text:style-name="P1"/>
      <text:p text:style-name="P2">Currently empty. </text:p>
      <text:p text:style-name="P2"/>
      <text:p text:style-name="P2">&gt; <text:span text:style-name="T1">Editado por Noah però no actualizado con NoahFolder local, de manera que generará conflictos. </text:span></text:p>
      <text:p text:style-name="P2"/>
      <text:p text:style-name="P2">&gt; <text:span text:style-name="T2">Testeo de conflicto otra vez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09:23:45.049000000</meta:creation-date>
    <dc:date>2024-04-24T09:56:04.615000000</dc:date>
    <meta:editing-duration>PT59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4" meta:word-count="26" meta:character-count="154" meta:non-whitespace-character-count="130"/>
  </office:meta>
</office:document-meta>
</file>